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4923" officeooo:paragraph-rsid="001e49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charut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4:29:31.151819714</meta:creation-date>
    <dc:date>2019-02-05T14:30:00.581782357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4.2.8.2$Linux_x86 LibreOffice_project/420m0$Build-2</meta:generator>
  </office:meta>
</office:document-meta>
</file>